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inherit" svg:font-family="inherit"/>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fo:background-color="#e6e6e6" fo:padding="0.0382in" fo:border="0.05pt solid #000000">
        <style:background-image/>
      </style:table-cell-properties>
    </style:style>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table-cell-properties fo:background-color="#e6e6e6" fo:padding="0.0382in" fo:border="0.05pt solid #000000">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background-color="#e6e6e6" fo:padding="0.0382in" fo:border="0.05pt solid #000000">
        <style:background-image/>
      </style:table-cell-properties>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background-color="#e6e6e6" fo:padding="0.0382in" fo:border="0.05pt solid #000000">
        <style:background-image/>
      </style:table-cell-properties>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background-color="#e6e6e6" fo:padding="0.0382in" fo:border="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background-color="#e6e6e6" fo:padding="0.0382in" fo:border="0.05pt solid #000000">
        <style:background-image/>
      </style:table-cell-properties>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background-color="#e6e6e6" fo:padding="0.0382in" fo:border="0.05pt solid #000000">
        <style:background-image/>
      </style:table-cell-properties>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background-color="#e6e6e6" fo:padding="0.0382in" fo:border="0.05pt solid #000000">
        <style:background-image/>
      </style:table-cell-properties>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background-color="#e6e6e6" fo:padding="0.0382in" fo:border="0.05pt solid #000000">
        <style:background-image/>
      </style:table-cell-properties>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background-color="#e6e6e6" fo:padding="0.0382in" fo:border="0.05pt solid #000000">
        <style:background-image/>
      </style:table-cell-properties>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A1" style:family="table-cell">
      <style:table-cell-properties fo:background-color="#e6e6e6" fo:padding="0.0382in" fo:border="0.05pt solid #000000">
        <style:background-image/>
      </style:table-cell-properties>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background-color="#e6e6e6" fo:padding="0.0382in" fo:border="0.05pt solid #000000">
        <style:background-image/>
      </style:table-cell-properties>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A1" style:family="table-cell">
      <style:table-cell-properties fo:background-color="#e6e6e6" fo:padding="0.0382in" fo:border="0.05pt solid #000000">
        <style:background-image/>
      </style:table-cell-properties>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A1" style:family="table-cell">
      <style:table-cell-properties fo:background-color="#e6e6e6" fo:padding="0.0382in" fo:border="0.05pt solid #000000">
        <style:background-image/>
      </style:table-cell-properties>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A1" style:family="table-cell">
      <style:table-cell-properties fo:background-color="#e6e6e6" fo:padding="0.0382in" fo:border="0.05pt solid #000000">
        <style:background-image/>
      </style:table-cell-properties>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A1" style:family="table-cell">
      <style:table-cell-properties fo:background-color="#e6e6e6" fo:padding="0.0382in" fo:border="0.05pt solid #000000">
        <style:background-image/>
      </style:table-cell-properties>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A1" style:family="table-cell">
      <style:table-cell-properties fo:background-color="#e6e6e6" fo:padding="0.0382in" fo:border="0.05pt solid #000000">
        <style:background-image/>
      </style:table-cell-properties>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A1" style:family="table-cell">
      <style:table-cell-properties fo:background-color="#e6e6e6" fo:padding="0.0382in" fo:border="0.05pt solid #000000">
        <style:background-image/>
      </style:table-cell-properties>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A1" style:family="table-cell">
      <style:table-cell-properties fo:background-color="#e6e6e6" fo:padding="0.0382in" fo:border="0.05pt solid #000000">
        <style:background-image/>
      </style:table-cell-properties>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A1" style:family="table-cell">
      <style:table-cell-properties fo:background-color="#e6e6e6" fo:padding="0.0382in" fo:border="0.05pt solid #000000">
        <style:background-image/>
      </style:table-cell-properties>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A1" style:family="table-cell">
      <style:table-cell-properties fo:background-color="#e6e6e6" fo:padding="0.0382in" fo:border="0.05pt solid #000000">
        <style:background-image/>
      </style:table-cell-properties>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A1" style:family="table-cell">
      <style:table-cell-properties fo:background-color="#e6e6e6" fo:padding="0.0382in" fo:border="0.05pt solid #000000">
        <style:background-image/>
      </style:table-cell-properties>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A1" style:family="table-cell">
      <style:table-cell-properties fo:background-color="#e6e6e6" fo:padding="0.0382in" fo:border="0.05pt solid #000000">
        <style:background-image/>
      </style:table-cell-properties>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A1" style:family="table-cell">
      <style:table-cell-properties fo:background-color="#e6e6e6" fo:padding="0.0382in" fo:border="0.05pt solid #000000">
        <style:background-image/>
      </style:table-cell-properties>
    </style:style>
    <style:style style:name="P1" style:family="paragraph" style:parent-style-name="Standard">
      <style:paragraph-properties fo:margin-top="0in" fo:margin-bottom="0in" fo:text-align="start" style:justify-single-word="false" style:writing-mode="lr-tb"/>
    </style:style>
    <style:style style:name="P2" style:family="paragraph" style:parent-style-name="Text_20_body">
      <style:paragraph-properties fo:margin-top="0in" fo:margin-bottom="0in" fo:text-align="start" style:justify-single-word="false" style:writing-mode="lr-tb"/>
    </style:style>
    <style:style style:name="P3" style:family="paragraph" style:parent-style-name="Text_20_body">
      <style:paragraph-properties fo:margin-top="0in" fo:margin-bottom="0in" fo:text-align="start" style:justify-single-word="false" style:writing-mode="lr-tb"/>
      <style:text-properties fo:font-size="12pt"/>
    </style:style>
    <style:style style:name="P4" style:family="paragraph" style:parent-style-name="Text_20_body">
      <style:paragraph-properties fo:margin-top="0in" fo:margin-bottom="0in" fo:text-align="end" style:justify-single-word="false" style:writing-mode="lr-tb"/>
    </style:style>
    <style:style style:name="P5" style:family="paragraph" style:parent-style-name="Text_20_body">
      <style:paragraph-properties fo:margin-top="0in" fo:margin-bottom="0in" fo:text-align="start" style:justify-single-word="false" fo:break-before="page" style:writing-mode="lr-tb"/>
    </style:style>
    <style:style style:name="P6" style:family="paragraph" style:parent-style-name="Text_20_body">
      <style:paragraph-properties fo:margin-top="0in" fo:margin-bottom="0in" fo:text-align="start" style:justify-single-word="false" fo:break-before="page" style:writing-mode="lr-tb"/>
      <style:text-properties fo:color="#0000ff" style:font-name="Courier New" fo:font-size="12pt"/>
    </style:style>
    <style:style style:name="P7"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ff" style:font-name="Courier New" fo:font-size="12pt"/>
    </style:style>
    <style:style style:name="T4" style:family="text">
      <style:text-properties fo:color="#0000ff" style:font-name="Courier New" fo:font-size="12pt" fo:font-weight="bold"/>
    </style:style>
    <style:style style:name="T5" style:family="text">
      <style:text-properties fo:color="#0000ff" fo:font-size="12pt"/>
    </style:style>
    <style:style style:name="T6" style:family="text">
      <style:text-properties fo:font-size="12pt"/>
    </style:style>
    <style:style style:name="T7" style:family="text">
      <style:text-properties fo:font-size="12pt" fo:font-weight="bold"/>
    </style:style>
    <style:style style:name="T8" style:family="text">
      <style:text-properties fo:font-size="12pt" fo:font-weight="bold" style:font-weight-asian="bold" style:font-weight-complex="bold"/>
    </style:style>
    <style:style style:name="T9" style:family="text">
      <style:text-properties fo:color="#000000" style:font-name="inherit" fo:font-size="12pt"/>
    </style:style>
    <style:style style:name="T10" style:family="text">
      <style:text-properties fo:font-size="16pt" fo:font-weight="bold"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stalling DB2 Express C V10.5 on Ubuntu 12.04 64 bit </text:h>
      <text:section text:style-name="Sect1" text:name="post-body-3962892378253251350">
        <text:p text:style-name="P2"><text:span text:style-name="T7">Before installing the DB2 express C, install the Java first.</text:span><text:span text:style-name="T6"><text:line-break/><text:line-break/>Step how to install Java 6<text:line-break/>1. Open the file /etc/apt/source.list.</text:span></text:p>
        <table:table table:name="Table1" table:style-name="Table1">
          <table:table-column table:style-name="Table1.A"/>
          <table:table-row>
            <table:table-cell table:style-name="Table1.A1" office:value-type="string">
              <text:p text:style-name="P2"><text:span text:style-name="T3">sudo nano /etc/apt/sources.list</text:span></text:p>
            </table:table-cell>
          </table:table-row>
        </table:table>
        <text:p text:style-name="P2"><text:span text:style-name="T6"><text:line-break/>2. Search the following two lines and uncomment it and then save the file.</text:span></text:p>
        <table:table table:name="Table2" table:style-name="Table2">
          <table:table-column table:style-name="Table2.A"/>
          <table:table-row>
            <table:table-cell table:style-name="Table2.A1" office:value-type="string">
              <text:p text:style-name="P2"><text:span text:style-name="T6">Tip: <text:line-break/><text:tab/>To SEARCH a context using nano editor press [CTRL W] then type the text [archive.canonical] then press enter and you will see the cursor pointing to one of the result.</text:span></text:p>
              <text:p text:style-name="P2"><text:span text:style-name="T6"><text:line-break/><text:tab/>To SAVE a file press using nano editor press [CTRL X] then press Y for yes<text:line-break/></text:span><text:span text:style-name="T5"><text:tab/><text:tab/></text:span><text:span text:style-name="T3">deb http://archive.canonical.com/ubuntu/ natty partner</text:span><text:line-break/><text:span text:style-name="T2"><text:tab/><text:tab/></text:span><text:span text:style-name="T3">deb-src http://archive.canonical.com/ubuntu/ natty partner</text:span></text:p>
              <text:p text:style-name="P2"><text:span text:style-name="T3"/></text:p>
            </table:table-cell>
          </table:table-row>
        </table:table>
        <text:p text:style-name="P2"><text:span text:style-name="T6"><text:line-break/>3. Issue the following command <text:line-break/></text:span></text:p>
        <table:table table:name="Table3" table:style-name="Table3">
          <table:table-column table:style-name="Table3.A"/>
          <table:table-row>
            <table:table-cell table:style-name="Table3.A1" office:value-type="string">
              <text:p text:style-name="P2"><text:span text:style-name="T3">sudo apt-get update</text:span></text:p>
              <text:p text:style-name="P2"><text:span text:style-name="T3">sudo apt-get install sun-java6-jdk </text:span></text:p>
            </table:table-cell>
          </table:table-row>
        </table:table>
        <text:p text:style-name="P2"><text:span text:style-name="T6"><text:line-break/>Note: This will take several minutes depends on your bandwidth.<text:line-break/><text:line-break/>4. Execute the command to check if the java is really installed</text:span></text:p>
        <text:p text:style-name="P2"><text:span text:style-name="T6"/></text:p>
        <table:table table:name="Table4" table:style-name="Table4">
          <table:table-column table:style-name="Table4.A"/>
          <table:table-row>
            <table:table-cell table:style-name="Table4.A1" office:value-type="string">
              <text:p text:style-name="P2"><text:span text:style-name="T4">java -version</text:span></text:p>
              <text:p text:style-name="P2">java version "1.6.0_27"</text:p>
              <text:p text:style-name="P2">OpenJDK Runtime Environment (IcedTea6 1.12.6) (6b27-1.12.6-1ubuntu0.12.04.2)</text:p>
              <text:p text:style-name="P2">OpenJDK 64-Bit Server VM (build 20.0-b12, mixed mode)</text:p>
            </table:table-cell>
          </table:table-row>
        </table:table>
        <text:p text:style-name="P2"><text:span text:style-name="T6"><text:line-break/>5. Now your done for Java installation.<text:line-break/></text:span></text:p>
        <text:p text:style-name="P5"><text:span text:style-name="T6"><text:line-break/></text:span><text:span text:style-name="T10">Steps on how to Install DB2 Express C to Ubuntu 11.04</text:span><text:span text:style-name="T6"><text:line-break/><text:line-break/>1. Download the DB2 Express C 10.5 from IBM website<text:line-break/></text:span><text:line-break/><text:span text:style-name="T6">2. Extract the file using command<text:line-break/></text:span></text:p>
        <table:table table:name="Table5" table:style-name="Table5">
          <table:table-column table:style-name="Table5.A"/>
          <table:table-row>
            <table:table-cell table:style-name="Table5.A1" office:value-type="string">
              <text:p text:style-name="P6">sudo tar -zxvf </text:p>
              <text:p text:style-name="P2"><text:span text:style-name="T6"/></text:p>
              <text:p text:style-name="P2"><text:span text:style-name="T6">go to your extracted folder and locate db2prereqcheck and issue the command.<text:line-break/></text:span></text:p>
              <text:p text:style-name="P2"><text:span text:style-name="T3">sudo ./db2prereqcheck</text:span></text:p>
            </table:table-cell>
          </table:table-row>
        </table:table>
        <text:p text:style-name="P2"><text:line-break/><text:span text:style-name="T6">4. If there is a warning or error like the message below, go to step 5 else go to to step 6</text:span></text:p>
        <table:table table:name="Table6" table:style-name="Table6">
          <table:table-column table:style-name="Table6.A"/>
          <table:table-row>
            <table:table-cell table:style-name="Table6.A1" office:value-type="string">
              <text:p text:style-name="P2"><text:span text:style-name="T6">WARNING:<text:line-break/>The 32 bit library file libstdc++.so.6 is not found on the system. <text:line-break/>32-bit applications may be affected.  <text:line-break/>ERROR: <text:line-break/>The required library file libaio.so.1 is not found on the system. <text:line-break/>Check the following web site for the up-to-date system requirements<text:line-break/>of IBM DB2 9.7<text:line-break/>http://www.ibm.com/software/data/db2/udb/sysreqs.html<text:line-break/>http://www.software.ibm.com/data/db2/linux/validate<text:line-break/></text:span></text:p>
            </table:table-cell>
          </table:table-row>
        </table:table>
        <text:p text:style-name="P2"><text:span text:style-name="T6"><text:line-break/>5. You only need to execute the command below if you see similar message from step 4</text:span></text:p>
        <table:table table:name="Table7" table:style-name="Table7">
          <table:table-column table:style-name="Table7.A"/>
          <table:table-row>
            <table:table-cell table:style-name="Table7.A1" office:value-type="string">
              <text:p text:style-name="P2"><text:span text:style-name="T6">Command to fix step 4: </text:span><text:span text:style-name="T3">sudo apt-get install libaio1</text:span></text:p>
            </table:table-cell>
          </table:table-row>
        </table:table>
        <text:p text:style-name="P2"><text:span text:style-name="T6"><text:line-break/>6. Now lets force to install the DB2 even if there is a warning message</text:span></text:p>
        <table:table table:name="Table8" table:style-name="Table8">
          <table:table-column table:style-name="Table8.A"/>
          <table:table-row>
            <table:table-cell table:style-name="Table8.A1" office:value-type="string">
              <text:p text:style-name="P2"><text:span text:style-name="T3">sudo ./db2install -f sysreq</text:span></text:p>
            </table:table-cell>
          </table:table-row>
        </table:table>
        <text:p text:style-name="P2"><text:span text:style-name="T6"><text:line-break/>7. After installing the DB2 express C core on the default directory "/opt/ibm/db2/V9.7" we still need to configure the installed DB2.<text:line-break/><text:line-break/>Steps for configuring the installed DB2<text:line-break/>1. We need to login as a root using the command "su"<text:line-break/><text:line-break/>2. Add the following user db2inst1, db2fenc1 and db2das1 </text:span></text:p>
        <text:p text:style-name="P1"/>
        <table:table table:name="Table9" table:style-name="Table9">
          <table:table-column table:style-name="Table9.A"/>
          <table:table-row>
            <table:table-cell table:style-name="Table9.A1" office:value-type="string">
              <text:p text:style-name="P2"><text:span text:style-name="T3">useradd -m db2inst1</text:span><text:span text:style-name="T6"><text:line-break/></text:span><text:span text:style-name="T3">passwd db2inst1</text:span><text:span text:style-name="T6"><text:line-break/><text:line-break/></text:span><text:span text:style-name="T3">useradd -m db2fenc1</text:span><text:span text:style-name="T6"><text:line-break/></text:span><text:span text:style-name="T3">passwd db2fenc1</text:span><text:span text:style-name="T6"><text:line-break/><text:line-break/></text:span><text:span text:style-name="T3">useradd -m db2das1</text:span><text:span text:style-name="T6"><text:line-break/></text:span><text:soft-page-break/><text:span text:style-name="T3">passwd db2das1</text:span></text:p>
              <text:p text:style-name="P2"><text:span text:style-name="T3"/></text:p>
              <text:p text:style-name="P3">Note: <text:s/>db2das1 user is for administration server instance<text:line-break/>db2inst1 user is a single instance DB user</text:p>
            </table:table-cell>
          </table:table-row>
        </table:table>
        <text:p text:style-name="P2"><text:span text:style-name="T6"><text:line-break/>3. Execute the command below to assign db2das1 for administrative role in DB2<text:line-break/></text:span></text:p>
        <table:table table:name="Table10" table:style-name="Table10">
          <table:table-column table:style-name="Table10.A"/>
          <table:table-row>
            <table:table-cell table:style-name="Table10.A1" office:value-type="string">
              <text:p text:style-name="P2"><text:span text:style-name="T3">[your DB2 directory]/instance/dascrt -u db2das1</text:span></text:p>
            </table:table-cell>
          </table:table-row>
        </table:table>
        <text:p text:style-name="P2"><text:span text:style-name="T6"><text:line-break/>4. Now, lets create a db2 instance user<text:line-break/></text:span></text:p>
        <table:table table:name="Table11" table:style-name="Table11">
          <table:table-column table:style-name="Table11.A"/>
          <table:table-row>
            <table:table-cell table:style-name="Table11.A1" office:value-type="string">
              <text:p text:style-name="P2"><text:span text:style-name="T3">[your DB2 directory]/instance/db2icrt -a server -u db2fenc1 db2inst1</text:span></text:p>
            </table:table-cell>
          </table:table-row>
        </table:table>
        <text:p text:style-name="P2"><text:span text:style-name="T6"><text:line-break/>5. Next lets create a link <text:line-break/></text:span></text:p>
        <table:table table:name="Table12" table:style-name="Table12">
          <table:table-column table:style-name="Table12.A"/>
          <table:table-row>
            <table:table-cell table:style-name="Table12.A1" office:value-type="string">
              <text:p text:style-name="P2"><text:span text:style-name="T3">[your DB2 directory]/cfg/db2ln</text:span></text:p>
            </table:table-cell>
          </table:table-row>
        </table:table>
        <text:p text:style-name="P2"><text:span text:style-name="T6"><text:line-break/></text:span><text:span text:style-name="T7">Next Steps is to enable the TCP access to DB2</text:span><text:span text:style-name="T6"><text:line-break/><text:line-break/>1. sudo nano /etc/services<text:line-break/></text:span></text:p>
        <table:table table:name="Table13" table:style-name="Table13">
          <table:table-column table:style-name="Table13.A"/>
          <table:table-row>
            <table:table-cell table:style-name="Table13.A1" office:value-type="string">
              <text:p text:style-name="P2"><text:span text:style-name="T3">db2c_db2inst1 10100/tcp # DB2 connection service port</text:span></text:p>
            </table:table-cell>
          </table:table-row>
        </table:table>
        <text:p text:style-name="P2"><text:span text:style-name="T6"><text:line-break/>2. logout and login as db2inst1 user<text:line-break/><text:line-break/>3. Stop and start the db2</text:span><text:span text:style-name="T6"><text:line-break/></text:span></text:p>
        <table:table table:name="Table14" table:style-name="Table14">
          <table:table-column table:style-name="Table14.A"/>
          <table:table-row>
            <table:table-cell table:style-name="Table14.A1" office:value-type="string">
              <text:p text:style-name="P2"><text:span text:style-name="T3">db2stop </text:span><text:span text:style-name="T9">[enter]</text:span><text:span text:style-name="T6"><text:line-break/></text:span><text:span text:style-name="T3">db2start </text:span><text:span text:style-name="T9">[enter]</text:span></text:p>
            </table:table-cell>
          </table:table-row>
        </table:table>
        <text:p text:style-name="P2"><text:span text:style-name="T6"><text:line-break/>4. Update the manager config</text:span><text:span text:style-name="T6"><text:line-break/></text:span></text:p>
        <table:table table:name="Table15" table:style-name="Table15">
          <table:table-column table:style-name="Table15.A"/>
          <table:table-row>
            <table:table-cell table:style-name="Table15.A1" office:value-type="string">
              <text:p text:style-name="P2"><text:span text:style-name="T3">db2 [enter]</text:span><text:span text:style-name="T6"><text:line-break/>type "</text:span><text:span text:style-name="T3">update database manager configuration using svcename db2c_db2inst1</text:span><text:span text:style-name="T6">" then [enter]</text:span></text:p>
            </table:table-cell>
          </table:table-row>
        </table:table>
        <text:p text:style-name="P2"><text:span text:style-name="T6"><text:line-break/>3. Stop and start the db2<text:line-break/></text:span></text:p>
        <table:table table:name="Table16" table:style-name="Table16">
          <table:table-column table:style-name="Table16.A"/>
          <table:table-row>
            <table:table-cell table:style-name="Table16.A1" office:value-type="string">
              <text:p text:style-name="P2"><text:span text:style-name="T3">db2stop</text:span><text:span text:style-name="T6"> [enter]<text:line-break/></text:span><text:span text:style-name="T3">db2start</text:span><text:span text:style-name="T6"> [enter]</text:span></text:p>
            </table:table-cell>
          </table:table-row>
        </table:table>
        <text:p text:style-name="P2"><text:span text:style-name="T6"><text:line-break/>5. Verify the config, if </text:span><text:span text:style-name="T8">SVCENAME</text:span><text:span text:style-name="T6"> is blank please read succeeding section for resolution.<text:line-break/></text:span></text:p>
        <table:table table:name="Table17" table:style-name="Table17">
          <table:table-column table:style-name="Table17.A"/>
          <table:table-row>
            <table:table-cell table:style-name="Table17.A1" office:value-type="string">
              <text:p text:style-name="P2"><text:span text:style-name="T3">db2</text:span><text:span text:style-name="T6"> [enter]<text:line-break/>type "</text:span><text:span text:style-name="T3">get database manager config</text:span><text:span text:style-name="T6">" then [enter]</text:span></text:p>
            </table:table-cell>
          </table:table-row>
        </table:table>
        <text:p text:style-name="P2"><text:soft-page-break/><text:span text:style-name="T6"><text:line-break/>6. Quit the db2 CLP by entering "quit"<text:line-break/><text:line-break/>7. Set the DB2COMM<text:line-break/></text:span></text:p>
        <table:table table:name="Table18" table:style-name="Table18">
          <table:table-column table:style-name="Table18.A"/>
          <table:table-row>
            <table:table-cell table:style-name="Table18.A1" office:value-type="string">
              <text:p text:style-name="P2"><text:span text:style-name="T3">db2set DB2COMM=tcpip</text:span><text:span text:style-name="T6"> [enter]</text:span></text:p>
            </table:table-cell>
          </table:table-row>
        </table:table>
        <text:p text:style-name="P2"><text:span text:style-name="T6"><text:line-break/>8. Stop and start the db2<text:line-break/></text:span></text:p>
        <table:table table:name="Table19" table:style-name="Table19">
          <table:table-column table:style-name="Table19.A"/>
          <table:table-row>
            <table:table-cell table:style-name="Table19.A1" office:value-type="string">
              <text:p text:style-name="P2"><text:span text:style-name="T3">db2stop</text:span><text:span text:style-name="T6"> [enter]<text:line-break/></text:span><text:span text:style-name="T3">db2start</text:span><text:span text:style-name="T6"> [enter]</text:span></text:p>
            </table:table-cell>
          </table:table-row>
        </table:table>
        <text:p text:style-name="P2"><text:span text:style-name="T6"><text:line-break/>9. Check if the TCP IP is open netstat -lnt | grep 10100<text:line-break/></text:span></text:p>
        <table:table table:name="Table20" table:style-name="Table20">
          <table:table-column table:style-name="Table20.A"/>
          <table:table-row>
            <table:table-cell table:style-name="Table20.A1" office:value-type="string">
              <text:p text:style-name="P2"><text:span text:style-name="T6">tcp <text:s text:c="7"/>0 <text:s text:c="5"/>0 0.0.0.0:10100 <text:s text:c="10"/>0.0.0.0:* <text:s text:c="14"/>LISTEN</text:span></text:p>
            </table:table-cell>
          </table:table-row>
        </table:table>
        <text:p text:style-name="P2"><text:span text:style-name="T6"><text:line-break/>10. Now you're done and the DB2 is read to use. </text:span><text:span text:style-name="T8">If you experience any problem or error in running the db2 server please read below section</text:span><text:span text:style-name="T6">.<text:line-break/><text:line-break/>If you want to have an automatic startup of your DB2 please follow the steps below:<text:line-break/><text:line-break/>1. Create a file in /etc/init.d/db2<text:line-break/></text:span></text:p>
        <table:table table:name="Table21" table:style-name="Table21">
          <table:table-column table:style-name="Table21.A"/>
          <table:table-row>
            <table:table-cell table:style-name="Table21.A1" office:value-type="string">
              <text:p text:style-name="P2"><text:span text:style-name="T3">sudo nano /etc/init.d/db2</text:span></text:p>
            </table:table-cell>
          </table:table-row>
        </table:table>
        <text:p text:style-name="P2"><text:span text:style-name="T6"><text:line-break/>2. Copy and paste all the content below to the "db2" file and save it "CTRL X" then "Y"</text:span></text:p>
        <text:p text:style-name="P4"><text:span text:style-name="T6"/></text:p>
        <table:table table:name="Table22" table:style-name="Table22">
          <table:table-column table:style-name="Table22.A"/>
          <table:table-row>
            <table:table-cell table:style-name="Table22.A1" office:value-type="string">
              <text:p text:style-name="P2"><text:span text:style-name="T3">#! /bin/sh</text:span><text:span text:style-name="T6"><text:line-break/></text:span><text:span text:style-name="T5"> <text:s text:c="5"/></text:span><text:span text:style-name="T3">set -e</text:span><text:span text:style-name="T6"><text:line-break/></text:span><text:span text:style-name="T5"> <text:s text:c="5"/></text:span><text:span text:style-name="T3">case "$1" in</text:span><text:span text:style-name="T6"><text:line-break/></text:span><text:span text:style-name="T5"> <text:s text:c="5"/></text:span><text:span text:style-name="T3">start)</text:span><text:span text:style-name="T6"><text:line-break/></text:span><text:span text:style-name="T5"> <text:s text:c="15"/></text:span><text:span text:style-name="T3">sudo su - db2inst1 -c 'db2start' &gt;&gt; /tmp/db2initd.log</text:span><text:span text:style-name="T6"><text:line-break/></text:span><text:span text:style-name="T5"> <text:s text:c="15"/></text:span><text:span text:style-name="T3">sudo su - db2das1 -c 'db2admin start' &gt;&gt; /tmp/db2initd.log</text:span><text:span text:style-name="T6"><text:line-break/></text:span><text:span text:style-name="T5"> <text:s text:c="15"/></text:span><text:span text:style-name="T3">;;</text:span><text:span text:style-name="T6"><text:line-break/></text:span><text:span text:style-name="T5"> <text:s text:c="15"/></text:span><text:span text:style-name="T3">stop)</text:span><text:span text:style-name="T6"><text:line-break/></text:span><text:span text:style-name="T5"> <text:s text:c="15"/></text:span><text:span text:style-name="T3">sudo su - db2das1 -c 'db2admin stop' &gt;&gt; /tmp/db2initd.log</text:span><text:span text:style-name="T6"><text:line-break/></text:span><text:span text:style-name="T5"> <text:s text:c="15"/></text:span><text:span text:style-name="T3">sudo su - db2inst1 -c 'db2stop' &gt;&gt; /tmp/db2initd.log</text:span><text:span text:style-name="T6"><text:line-break/></text:span><text:span text:style-name="T5"> <text:s text:c="15"/></text:span><text:span text:style-name="T3">;;</text:span><text:span text:style-name="T6"><text:line-break/></text:span><text:span text:style-name="T5"> <text:s text:c="15"/></text:span><text:span text:style-name="T3">*)</text:span><text:span text:style-name="T6"><text:line-break/></text:span><text:span text:style-name="T5"> <text:s text:c="15"/></text:span><text:span text:style-name="T3">exit 1</text:span><text:span text:style-name="T6"><text:line-break/></text:span><text:span text:style-name="T5"> <text:s text:c="5"/></text:span><text:span text:style-name="T3">esac</text:span><text:span text:style-name="T6"><text:line-break/></text:span><text:span text:style-name="T5"> <text:s text:c="5"/></text:span><text:span text:style-name="T3">exit 0</text:span></text:p>
            </table:table-cell>
          </table:table-row>
        </table:table>
        <text:p text:style-name="P2"><text:span text:style-name="T6"><text:line-break/>3. Change the mod of the file with +x</text:span></text:p>
        <table:table table:name="Table23" table:style-name="Table23">
          <table:table-column table:style-name="Table23.A"/>
          <table:table-row>
            <table:table-cell table:style-name="Table23.A1" office:value-type="string">
              <text:p text:style-name="P2"><text:span text:style-name="T3">sudo chmod +x /etc/init.d/db2</text:span></text:p>
            </table:table-cell>
          </table:table-row>
        </table:table>
        <text:p text:style-name="P2"><text:soft-page-break/><text:span text:style-name="T6"><text:line-break/>4. Add the the "/etc/init.d/db2 start" before exit 0 to /etc/rc.local</text:span></text:p>
        <table:table table:name="Table24" table:style-name="Table24">
          <table:table-column table:style-name="Table24.A"/>
          <table:table-row>
            <table:table-cell table:style-name="Table24.A1" office:value-type="string">
              <text:p text:style-name="P2"><text:span text:style-name="T6"><text:s text:c="6"/></text:span><text:span text:style-name="T3">sudo nano /etc/rc.local</text:span><text:span text:style-name="T6"><text:line-break/><text:line-break/> <text:s text:c="15"/>.....<text:line-break/> <text:s text:c="14"/></text:span><text:span text:style-name="T5"><text:s/></text:span><text:span text:style-name="T3">/etc/init.d/db2 start</text:span><text:span text:style-name="T6"><text:line-break/> <text:s text:c="15"/>.....<text:line-break/> <text:s text:c="15"/>exit 0</text:span></text:p>
            </table:table-cell>
          </table:table-row>
        </table:table>
        <text:p text:style-name="P2"><text:span text:style-name="T6"><text:line-break/></text:span></text:p>
      </text:section>
      <text:p text:style-name="Standard"/>
      <text:p text:style-name="Standard"/>
      <text:p text:style-name="Standard"/>
      <text:p text:style-name="Text_20_body"><text:span text:style-name="Source_20_Text"/></text:p>
      <text:p text:style-name="P7"><text:span text:style-name="Source_20_Text"><text:span text:style-name="T11">Support for one or more communications protocols failed to start successfully. However, core database manager functionality started successfully.</text:span></text:span><text:span text:style-name="Source_20_Text"><text:line-break/></text:span><text:line-break/>1. Verify the db2diag.log for errors similar to the following during DB2 startup:<text:line-break/><text:span text:style-name="Source_20_Text"><text:line-break/>2011-04-07-18.30.26.144000-240 E5056F506 LEVEL: Error<text:line-break/>PID : 4212 TID : 3412 PROC : db2syscs.exe<text:line-break/>INSTANCE: SERVER1 NODE : 000<text:line-break/>EDUID : 3412 EDUNAME: db2sysc<text:line-break/>FUNCTION: DB2 UDB, common communication, sqlcctcpconnmgr, probe:50<text:line-break/>MESSAGE : ADM7006E The SVCENAME DBM configuration parameter was not configured. Update the SVCENAME configuration parameter using the service name defined in the TCP/IP services file.<text:line-break/><text:line-break/>2. Verify the DB2 configuration for the value of SVCENAME. From a DB2 command window, run the following commands :<text:line-break/><text:line-break/>set db2instance=server1<text:line-break/>db2 connect to &lt;&gt;<text:line-break/>db2 get dbm cfg | find /i "svcename"<text:line-break/><text:line-break/>Output from the last command shows :<text:line-break/><text:line-break/>TCP/IP Service name (</text:span><text:span text:style-name="Source_20_Text"><text:span text:style-name="T1">SVCENAME</text:span></text:span><text:span text:style-name="Source_20_Text">) = </text:span></text:p>
      <text:p text:style-name="Text_20_body"/>
      <text:h text:style-name="Heading_20_2" text:outline-level="2">Resolving the problem</text:h>
      <text:p text:style-name="Text_20_body">In this instance, the error occurs because the SVCENAME value is empty. The DB2 SVCENAME value must match the value specified in the Windows services file. Follow the steps below to resolve this. <text:line-break/><text:line-break/>1. Change the SVCENAME value to the value listed in the <text:span text:style-name="T1">etc\services</text:span> file.<text:line-break/><text:span text:style-name="Source_20_Text">db2 update dbm cfg using SVCENAME &lt;name specified in the etc service file&gt;</text:span><text:line-break/>Note: The SVCENAME value can be different depending on what was configured.<text:line-break/><text:line-break/>2. Stop DB2 with the following command :<text:line-break/><text:span text:style-name="Source_20_Text">db2stop</text:span><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Lohit Hindi1" svg:font-family="'Lohit Hindi'"/>
    <style:font-face style:name="inherit" svg:font-family="inherit"/>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5T09:08:01</meta:creation-date>
    <dc:date>2013-09-05T14:17:48</dc:date>
    <meta:editing-duration>PT8M7S</meta:editing-duration>
    <meta:editing-cycles>1</meta:editing-cycles>
    <meta:document-statistic meta:table-count="24" meta:image-count="0" meta:object-count="0" meta:page-count="6" meta:paragraph-count="62" meta:word-count="945" meta:character-count="6189" meta:non-whitespace-character-count="4935"/>
    <meta:generator>LibreOffice/3.5$Linux_X86_64 LibreOffice_project/350m1$Build-2</meta:generator>
  </office:meta>
</office:document-meta>
</file>